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306 - Computing Platforms</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0603f7f1-b177-4c77-b87e-4a5aa91f273b"/>
<text:bookmark text:name="ID-0603f7f1-b177-4c77-b87e-4a5aa91f273b"/>
<text:bookmark-end text:name="OrgXref.ID-0603f7f1-b177-4c77-b87e-4a5aa91f273b"/>
<text:bookmark-start text:name="OrgXref.org9003aed"/>
<text:bookmark text:name="org9003aed"/>Course Information
<text:bookmark-end text:name="OrgXref.org9003aed"/></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306</text:p>
              </table:table-cell>
            </table:table-row>
            <table:table-row>
              <table:table-cell table:style-name="OrgTblCell">
                <text:p text:style-name="OrgTableContentsLeft">Course Title</text:p>
              </table:table-cell>
              <table:table-cell table:style-name="OrgTblCell">
                <text:p text:style-name="OrgTableContentsLeft">Computing Platform</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major/minor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202</text:p>
              </table:table-cell>
            </table:table-row>
            <table:table-row>
              <table:table-cell table:style-name="OrgTblCell">
                <text:p text:style-name="OrgTableContentsLeft">Class Location</text:p>
              </table:table-cell>
              <table:table-cell table:style-name="OrgTblCell">
                <text:p text:style-name="OrgTableContentsLeft">A-B1-01</text:p>
              </table:table-cell>
            </table:table-row>
            <table:table-row>
              <table:table-cell table:style-name="OrgTblCell">
                <text:p text:style-name="OrgTableContentsLeft">Meeting Time</text:p>
              </table:table-cell>
              <table:table-cell table:style-name="OrgTblCell">
                <text:p text:style-name="OrgTableContentsLeft">Sundays   from 14:15 to 15:15</text:p>
              </table:table-cell>
            </table:table-row>
            <table:table-row>
              <table:table-cell table:style-name="OrgTblCell">
                <text:p text:style-name="OrgTableContentsLeft"/>
              </table:table-cell>
              <table:table-cell table:style-name="OrgTblCell">
                <text:p text:style-name="OrgTableContentsLeft">Tuesdays  from 14:15 to 15:15</text:p>
              </table:table-cell>
            </table:table-row>
            <table:table-row>
              <table:table-cell table:style-name="OrgTblCellB">
                <text:p text:style-name="OrgTableContentsLeft"/>
              </table:table-cell>
              <table:table-cell table:style-name="OrgTblCellB">
                <text:p text:style-name="OrgTableContentsLeft">Thursdays from 14:15 to 15:1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2a4a1ea"/>
<text:bookmark text:name="org2a4a1ea"/>Instructor Information
<text:bookmark-end text:name="OrgXref.org2a4a1ea"/></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ee98918b-6309-46f1-a0a6-124c7dc54dd3"/>
<text:bookmark text:name="ID-ee98918b-6309-46f1-a0a6-124c7dc54dd3"/>
<text:bookmark-end text:name="OrgXref.ID-ee98918b-6309-46f1-a0a6-124c7dc54dd3"/>
<text:bookmark-start text:name="OrgXref.org2a21427"/>
<text:bookmark text:name="org2a21427"/>Course Description
<text:bookmark-end text:name="OrgXref.org2a21427"/></text:h>
      <text:p text:style-name="Text_20_body">This course covers the key principles of computer platforms and operating systems. The main objective is to give students competency in deploying and maintaining Linux servers. Students will learn valuable skills necessary for server administration and remote computing. The course starts by introducing Linux fundamentals such as basic commands and utilities, bash scripting, process pipelining, user management and process scheduling. Advanced topics such as daemon management, Linux networking, system-wide logging and remote monitoring are well covered too.
</text:p>
      <text:h text:style-name="Heading_20_1" text:outline-level="1" text:is-list-header="false">
<text:bookmark-start text:name="OrgXref.ID-b6fc2083-aca9-4337-8acf-051f61920623"/>
<text:bookmark text:name="ID-b6fc2083-aca9-4337-8acf-051f61920623"/>
<text:bookmark-end text:name="OrgXref.ID-b6fc2083-aca9-4337-8acf-051f61920623"/>
<text:bookmark-start text:name="OrgXref.orgfed41ff"/>
<text:bookmark text:name="orgfed41ff"/>Learning Outcomes
<text:bookmark-end text:name="OrgXref.orgfed41ff"/></text:h>
      <text:p text:style-name="Text_20_body">Upon successful completion of the course, students will be able to:
</text:p>
      <text:list text:style-name="OrgBulletedList" text:continue-numbering="false">
        <text:list-item>
          <text:p text:style-name="Text_20_body">Administrate Linux-based machines and orchestrate software daemons using a software suite like <text:span text:style-name="Emphasis">Systemd</text:span>.
</text:p>
        </text:list-item>
        <text:list-item>
          <text:p text:style-name="Text_20_body">Recite Unix photography and combine various Unix/Linux tools using features such as pipelines, IO redirection and filtering.
</text:p>
        </text:list-item>
        <text:list-item>
          <text:p text:style-name="Text_20_body">Manage Linux users and file access permissions.
</text:p>
        </text:list-item>
        <text:list-item>
          <text:p text:style-name="Text_20_body">Systematically use Unix/Linux resources to find additional information about UNIX/Linux commands.
</text:p>
        </text:list-item>
        <text:list-item>
          <text:p text:style-name="Text_20_body">Write shell scripts and use job scheduling to automate system administration tasks.
</text:p>
        </text:list-item>
        <text:list-item>
          <text:p text:style-name="Text_20_body">Install third-party packages and monitor runtime logs.
</text:p>
        </text:list-item>
      </text:list>
      <text:h text:style-name="Heading_20_1" text:outline-level="1" text:is-list-header="false">
<text:bookmark-start text:name="OrgXref.ID-6faf942f-21e2-4175-9ce1-e472dfc9800f"/>
<text:bookmark text:name="ID-6faf942f-21e2-4175-9ce1-e472dfc9800f"/>
<text:bookmark-end text:name="OrgXref.ID-6faf942f-21e2-4175-9ce1-e472dfc9800f"/>
<text:bookmark-start text:name="OrgXref.org18b54e5"/>
<text:bookmark text:name="org18b54e5"/>Program Goals
<text:bookmark-end text:name="OrgXref.org18b54e5"/></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4eea55d3-85f5-499c-9ba9-81e483f72f6c"/>
<text:bookmark text:name="ID-4eea55d3-85f5-499c-9ba9-81e483f72f6c"/>
<text:bookmark-end text:name="OrgXref.ID-4eea55d3-85f5-499c-9ba9-81e483f72f6c"/>
<text:bookmark-start text:name="OrgXref.org0f2d1c8"/>
<text:bookmark text:name="org0f2d1c8"/>Materials and Access
<text:bookmark-end text:name="OrgXref.org0f2d1c8"/></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s are:<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How Linux works: What every superuser should know - 2nd edition</text:p>
              </table:table-cell>
            </table:table-row>
            <table:table-row>
              <table:table-cell table:style-name="OrgTblCell">
                <text:p text:style-name="OrgTableContentsLeft">Author(s)</text:p>
              </table:table-cell>
              <table:table-cell table:style-name="OrgTblCell">
                <text:p text:style-name="OrgTableContentsLeft">Brain Ward</text:p>
              </table:table-cell>
            </table:table-row>
            <table:table-row>
              <table:table-cell table:style-name="OrgTblCell">
                <text:p text:style-name="OrgTableContentsLeft">Publisher</text:p>
              </table:table-cell>
              <table:table-cell table:style-name="OrgTblCell">
                <text:p text:style-name="OrgTableContentsLeft">No Starch Press</text:p>
              </table:table-cell>
            </table:table-row>
            <table:table-row>
              <table:table-cell table:style-name="OrgTblCell">
                <text:p text:style-name="OrgTableContentsLeft">ISBN</text:p>
              </table:table-cell>
              <table:table-cell table:style-name="OrgTblCell">
                <text:p text:style-name="OrgTableContentsLeft">978-1593275679</text:p>
              </table:table-cell>
            </table:table-row>
            <table:table-row>
              <table:table-cell table:style-name="OrgTblCellB">
                <text:p text:style-name="OrgTableContentsLeft">URL</text:p>
              </table:table-cell>
              <table:table-cell table:style-name="OrgTblCellB">
                <text:p text:style-name="OrgTableContentsLeft"><text:a xlink:type="simple" xlink:href="https://amzn.to/2oi5rNq">https://amzn.to/2oi5rNq</text:a></text:p>
              </table:table-cell>
            </table:table-row>
          </table:table-rows>
        </table:table>
      </text:section>
      <text:p text:style-name="Text_20_body"> 
</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A practical Guide to Ubuntu Linux - 4th edition</text:p>
              </table:table-cell>
            </table:table-row>
            <table:table-row>
              <table:table-cell table:style-name="OrgTblCell">
                <text:p text:style-name="OrgTableContentsLeft">Author(s)</text:p>
              </table:table-cell>
              <table:table-cell table:style-name="OrgTblCell">
                <text:p text:style-name="OrgTableContentsLeft">Mark G. Sobell</text:p>
              </table:table-cell>
            </table:table-row>
            <table:table-row>
              <table:table-cell table:style-name="OrgTblCell">
                <text:p text:style-name="OrgTableContentsLeft">Publisher</text:p>
              </table:table-cell>
              <table:table-cell table:style-name="OrgTblCell">
                <text:p text:style-name="OrgTableContentsLeft">Prentice Hall</text:p>
              </table:table-cell>
            </table:table-row>
            <table:table-row>
              <table:table-cell table:style-name="OrgTblCell">
                <text:p text:style-name="OrgTableContentsLeft">ISBN</text:p>
              </table:table-cell>
              <table:table-cell table:style-name="OrgTblCell">
                <text:p text:style-name="OrgTableContentsLeft">978-0133927313</text:p>
              </table:table-cell>
            </table:table-row>
            <table:table-row>
              <table:table-cell table:style-name="OrgTblCellB">
                <text:p text:style-name="OrgTableContentsLeft">URL</text:p>
              </table:table-cell>
              <table:table-cell table:style-name="OrgTblCellB">
                <text:p text:style-name="OrgTableContentsLeft"><text:a xlink:type="simple" xlink:href="https://goo.gl/TgtqTn">https://goo.gl/TgtqTn</text:a></text:p>
              </table:table-cell>
            </table:table-row>
          </table:table-rows>
        </table:table>
      </text:section>
      <text:p text:style-name="Text_20_body"> 
</text:p>
      <text:section text:style-name="OrgIndentedSection-Level-0" text:name="Section5">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Linux Bible - 9th Edition</text:p>
              </table:table-cell>
            </table:table-row>
            <table:table-row>
              <table:table-cell table:style-name="OrgTblCell">
                <text:p text:style-name="OrgTableContentsLeft">Author(s)</text:p>
              </table:table-cell>
              <table:table-cell table:style-name="OrgTblCell">
                <text:p text:style-name="OrgTableContentsLeft">Christopher Negus</text:p>
              </table:table-cell>
            </table:table-row>
            <table:table-row>
              <table:table-cell table:style-name="OrgTblCell">
                <text:p text:style-name="OrgTableContentsLeft">Publisher</text:p>
              </table:table-cell>
              <table:table-cell table:style-name="OrgTblCell">
                <text:p text:style-name="OrgTableContentsLeft">Wiley</text:p>
              </table:table-cell>
            </table:table-row>
            <table:table-row>
              <table:table-cell table:style-name="OrgTblCell">
                <text:p text:style-name="OrgTableContentsLeft">ISBN</text:p>
              </table:table-cell>
              <table:table-cell table:style-name="OrgTblCell">
                <text:p text:style-name="OrgTableContentsLeft">978-1118999875</text:p>
              </table:table-cell>
            </table:table-row>
            <table:table-row>
              <table:table-cell table:style-name="OrgTblCellB">
                <text:p text:style-name="OrgTableContentsLeft">URL</text:p>
              </table:table-cell>
              <table:table-cell table:style-name="OrgTblCellB">
                <text:p text:style-name="OrgTableContentsLeft"><text:a xlink:type="simple" xlink:href="https://amzn.to/2xBWDcJ">https://amzn.to/2xBWDcJ</text:a></text:p>
              </table:table-cell>
            </table:table-row>
          </table:table-rows>
        </table:table>
      </text:section>
      <text:p text:style-name="Text_20_body"> 
</text:p>
      <text:p text:style-name="Text_20_body">Most of the material discussed in this course are well-explained in the titles above. These references are optional. They can be replaced by other online sources as long as the discuss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4deb65e"/>
<text:bookmark text:name="org4deb65e"/>Slides
<text:bookmark-end text:name="OrgXref.org4deb65e"/></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dbf9ffbe-8a88-4a29-915b-5e26da6c549b"/>
<text:bookmark text:name="ID-dbf9ffbe-8a88-4a29-915b-5e26da6c549b"/>
<text:bookmark-end text:name="OrgXref.ID-dbf9ffbe-8a88-4a29-915b-5e26da6c549b"/>
<text:bookmark-start text:name="OrgXref.orgf11c75e"/>
<text:bookmark text:name="orgf11c75e"/>Required Software
<text:bookmark-end text:name="OrgXref.orgf11c75e"/></text:h>
      <text:p text:style-name="Text_20_body">Students are required to use the following software:
</text:p>
      <text:list text:style-name="OrgBulletedList" text:continue-numbering="false">
        <text:list-item>
          <text:p text:style-name="Text_20_body">Ubuntu Linux 8.10 or later - available on <text:a xlink:type="simple" xlink:href="https://goo.gl/nduHS">https://goo.gl/nduHS</text:a>
</text:p>
        </text:list-item>
        <text:list-item>
          <text:p text:style-name="Text_20_body">A virtual machine hypervisor such as VMware or VirtualBox.
</text:p>
        </text:list-item>
      </text:list>
      <text:h text:style-name="Heading_20_1" text:outline-level="1" text:is-list-header="false">
<text:bookmark-start text:name="OrgXref.ID-63a6dd8b-4286-4f33-99c0-7d48fcd62d1b"/>
<text:bookmark text:name="ID-63a6dd8b-4286-4f33-99c0-7d48fcd62d1b"/>
<text:bookmark-end text:name="OrgXref.ID-63a6dd8b-4286-4f33-99c0-7d48fcd62d1b"/>
<text:bookmark-start text:name="OrgXref.org81344c4"/>
<text:bookmark text:name="org81344c4"/>Grading Procedures
<text:bookmark-end text:name="OrgXref.org81344c4"/></text:h>
      <text:section text:style-name="OrgIndentedSection-Level-0" text:name="Section6">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6d28bbf"/>
<text:bookmark text:name="org6d28bbf"/>Grading Scale
<text:bookmark-end text:name="OrgXref.org6d28bbf"/></text:h>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f9a2015"/>
<text:bookmark text:name="orgf9a2015"/>Attendance policy
<text:bookmark-end text:name="OrgXref.orgf9a2015"/></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wo</text:span> times a week at the <text:span text:style-name="Bold">sixth</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6e2cb60"/>
<text:bookmark text:name="org6e2cb60"/>Course Policies and Expectations
<text:bookmark-end text:name="OrgXref.org6e2cb60"/></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fc1d91f"/>
<text:bookmark text:name="orgfc1d91f"/>Classroom Conduct
<text:bookmark-end text:name="OrgXref.orgfc1d91f"/></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57f5ba2"/>
<text:bookmark text:name="org57f5ba2"/>Office Hours
<text:bookmark-end text:name="OrgXref.org57f5ba2"/></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453509c"/>
<text:bookmark text:name="org453509c"/>Makeup Exams and Extra Credit Policy
<text:bookmark-end text:name="OrgXref.org453509c"/></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f2f57b4"/>
<text:bookmark text:name="orgf2f57b4"/>Expectations of Student Time
<text:bookmark-end text:name="OrgXref.orgf2f57b4"/></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6c7275c"/>
<text:bookmark text:name="org6c7275c"/>Late or Missed Submissions
<text:bookmark-end text:name="OrgXref.org6c7275c"/></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f757647"/>
<text:bookmark text:name="orgf757647"/>Grade Disputes
<text:bookmark-end text:name="OrgXref.orgf757647"/></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aa2346c"/>
<text:bookmark text:name="orgaa2346c"/>Moodle
<text:bookmark-end text:name="OrgXref.orgaa2346c"/></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20th of September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47d951a"/>
<text:bookmark text:name="org47d951a"/>Academic Integrity
<text:bookmark-end text:name="OrgXref.org47d951a"/></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5d982a1"/>
<text:bookmark text:name="org5d982a1"/>Revisions to the Syllabus
<text:bookmark-end text:name="OrgXref.org5d982a1"/></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16e8409f-0b09-42dc-88c6-91e2bc0f87a2"/>
<text:bookmark text:name="ID-16e8409f-0b09-42dc-88c6-91e2bc0f87a2"/>
<text:bookmark-end text:name="OrgXref.ID-16e8409f-0b09-42dc-88c6-91e2bc0f87a2"/>
<text:bookmark-start text:name="OrgXref.org07cd9e9"/>
<text:bookmark text:name="org07cd9e9"/>Course Schedule
<text:bookmark-end text:name="OrgXref.org07cd9e9"/></text:h>
      <text:section text:style-name="OrgIndentedSection-Level-0" text:name="Section8">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Introduction to Linux</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Linux Installation &amp; GUI</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Linux Shell</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Linux FileSystem</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10th at 9 A.M.</text:span></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Core Utilitie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February 17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Shell Script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February 24th - During Class Time</text:span></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Task Scheduling &amp; Process Management</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Ubuntu Package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10th at 9 A.M.</text:span></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Linux Services, Runlevels and Logs</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Basic Network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March 31st at 9 A.M.</text:span></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OpenSSH &amp; Cloud Comput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7th - During Class Time</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Firewall</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306 - Computing Platforms</dc:title>
    <meta:user-defined meta:name="subtitle">AUIS - Department of Information Technology</meta:user-defined>
  </office:meta>
</office:document-meta>
</file>